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0509F98FEF37587BE8E.png" manifest:media-type="image/png"/>
  <manifest:file-entry manifest:full-path="Pictures/10000201000002CC000000378CFC328C53E261E1.png" manifest:media-type="image/png"/>
  <manifest:file-entry manifest:full-path="Pictures/10000201000002D600000056AF679622A8261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6347" officeooo:paragraph-rsid="00036347"/>
    </style:style>
    <style:style style:name="P2" style:family="paragraph" style:parent-style-name="Standard">
      <style:paragraph-properties fo:text-align="justify" style:justify-single-word="false"/>
      <style:text-properties officeooo:rsid="00036347" officeooo:paragraph-rsid="00036347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36347" officeooo:paragraph-rsid="00036347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03c7cd" officeooo:paragraph-rsid="0003c7c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rcea Bogdan</text:p>
      <text:p text:style-name="P1"/>
      <text:p text:style-name="P2"><text:tab/></text:p>
      <text:p text:style-name="P2"/>
      <text:p text:style-name="P2">1. Static analysis:</text:p>
      <text:p text:style-name="P2"/>
      <text:p text:style-name="P2">a)</text:p>
      <text:p text:style-name="P2"/>
      <text:p text:style-name="P2"><draw:frame draw:style-name="fr1" draw:name="Image1" text:anchor-type="char" svg:width="6.6929in" svg:height="0.7925in" draw:z-index="0"><draw:image xlink:href="Pictures/10000201000002D600000056AF679622A8261892.png" xlink:type="simple" xlink:show="embed" xlink:actuate="onLoad" loext:mime-type="image/png"/></draw:frame>At this point I’m using the + operator for string in the expression that I give to <text:span text:style-name="T1">append().</text:span></text:p>
      <text:p text:style-name="P3">That negates the whole point of using a <text:span text:style-name="T1">StringBuffer</text:span>.</text:p>
      <text:p text:style-name="P3">Instead: simply call <text:span text:style-name="T1">append() </text:span>twice. The core idea of using a buffer/builder is to concat the desire result by using append calls.</text:p>
      <text:p text:style-name="P3"/>
      <text:p text:style-name="P3"/>
      <text:p text:style-name="P4">b)</text:p>
      <text:p text:style-name="P4"/>
      <text:p text:style-name="P4"><draw:frame draw:style-name="fr1" draw:name="Image2" text:anchor-type="char" svg:width="6.6929in" svg:height="0.5138in" draw:z-index="1"><draw:image xlink:href="Pictures/10000201000002CC000000378CFC328C53E261E1.png" xlink:type="simple" xlink:show="embed" xlink:actuate="onLoad" loext:mime-type="image/png"/></draw:frame>Syntax like <text:span text:style-name="T1">int array[] </text:span>is C-style and it was added to help C programmers to understand Java.</text:p>
      <text:p text:style-name="P4">Syntax like <text:span text:style-name="T1">int[] array</text:span> is much preferable, and less confusing.</text:p>
      <text:p text:style-name="P4"/>
      <text:p text:style-name="P4"/>
      <text:p text:style-name="P4">c)</text:p>
      <text:p text:style-name="P4"/>
      <text:p text:style-name="P4"><draw:frame draw:style-name="fr1" draw:name="Image3" text:anchor-type="char" svg:width="6.6929in" svg:height="0.6807in" draw:z-index="2"><draw:image xlink:href="Pictures/1000020100000312000000509F98FEF37587BE8E.png" xlink:type="simple" xlink:show="embed" xlink:actuate="onLoad" loext:mime-type="image/png"/></draw:frame></text:p>
      <text:p text:style-name="P4">What the warning is telling is that some variables shouldn’t be global, because they are only used in one method. </text:p>
      <text:p text:style-name="P4">Good advice: always minimize the scope of variables, because it improves readability and reduces possibility for programming error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0:13:19.915218441</meta:creation-date>
    <dc:date>2020-11-20T10:32:23.738923243</dc:date>
    <meta:editing-duration>PT19M4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1" meta:paragraph-count="13" meta:word-count="122" meta:character-count="716" meta:non-whitespace-character-count="604"/>
  </office:meta>
</office:document-meta>
</file>